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Standard" style:list-style-name="L1">
      <style:text-properties officeooo:rsid="000ac64c" officeooo:paragraph-rsid="000be8bb"/>
    </style:style>
    <style:style style:name="P3" style:family="paragraph" style:parent-style-name="Standard" style:list-style-name="L1">
      <style:text-properties officeooo:paragraph-rsid="000be8bb"/>
    </style:style>
    <style:style style:name="P4" style:family="paragraph" style:parent-style-name="Standard" style:list-style-name="L1">
      <style:text-properties officeooo:rsid="000be8bb" officeooo:paragraph-rsid="000be8bb"/>
    </style:style>
    <style:style style:name="P5" style:family="paragraph" style:parent-style-name="Standard">
      <style:text-properties officeooo:rsid="000be8bb" officeooo:paragraph-rsid="000ac64c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list-style-name="L1">
      <style:paragraph-properties fo:break-before="page"/>
      <style:text-properties officeooo:paragraph-rsid="000be8bb"/>
    </style:style>
    <style:style style:name="T1" style:family="text">
      <style:text-properties fo:color="#000000"/>
    </style:style>
    <style:style style:name="T2" style:family="text">
      <style:text-properties officeooo:rsid="000ac64c"/>
    </style:style>
    <style:style style:name="T3" style:family="text">
      <style:text-properties officeooo:rsid="000be8bb"/>
    </style:style>
    <style:style style:name="T4" style:family="text">
      <style:text-properties officeooo:rsid="000cd9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roblem ID: <text:span text:style-name="T1">5</text:span></text:h>
      <text:h text:style-name="Heading_20_2" text:outline-level="2">Problem Name: <text:span text:style-name="T1">(Im)possible Triangles</text:span></text:h>
      <text:h text:style-name="Heading_20_2" text:outline-level="2">Description: <text:span text:style-name="T1">Given three lengths such as {2cm, 3cm, 4cm} or {2cm, 2cm, 5cm}, can a triangle be drawn with the three sides having those lengths? Propose a solution that can take a set of three measurements and return a Yes/No decision stating whether a triangle can exist with sides of those lengths.</text:span></text:h>
      <text:h text:style-name="Heading_20_2" text:outline-level="2">UB Number: <text:span text:style-name="T3">14031264</text:span></text:h>
      <text:h text:style-name="Heading_20_2" text:outline-level="2">Name: <text:span text:style-name="T3">Badar Shahzad Khan</text:span></text:h>
      <text:p text:style-name="P5"/>
      <text:list xml:id="list5938846515165191624" text:style-name="L1">
        <text:list-header>
          <text:p text:style-name="P4"/>
        </text:list-header>
      </text:list>
      <text:p text:style-name="Standard"/>
      <text:list xml:id="list223734375510429" text:continue-numbering="true" text:style-name="L1">
        <text:list-item>
          <text:p text:style-name="P7"><text:span text:style-name="T3">In main method we declare three variables (side1 , side2 , side3) with different name and give the premitive type 'int' to these variable.In the mean while we assign the values to these variables (2 , 2 , 5).</text:span></text:p>
        </text:list-item>
        <text:list-item>
          <text:p text:style-name="P2">Now we declare a <text:span text:style-name="T4">'int'</text:span> method <text:span text:style-name="T3">and give name to this method 'CHECK' . Now we pass them three parimeters like (int a, int b, int c) .</text:span></text:p>
        </text:list-item>
        <text:list-item>
          <text:p text:style-name="P3"><text:span text:style-name="T4">In thid method we will check if </text:span>sum of the length of every two sides exceed the length of the third side <text:span text:style-name="T2">then we 'return Yes;' else we 'return No;' .</text:span></text:p>
        </text:list-item>
        <text:list-item>
          <text:p text:style-name="P4">Now in main method we make object of this method and pass these values</text:p>
          <text:p text:style-name="P4">to object (2,2,5).</text:p>
        </text:list-item>
        <text:list-item>
          <text:p text:style-name="P4">After process if we receive 'Yes' then we print message “Triangle can be drawn “.</text:p>
        </text:list-item>
        <text:list-item>
          <text:p text:style-name="P4">If we receive 'No'then display message “Triangle cannot be drawn with these values as the sum of the length of every two sides exceed the length of the third side.</text:p>
        </text:list-item>
      </text:list>
      <text:p text:style-name="P6">&lt;<text:bookmark text:name="_GoBack"/>ADD YOUR FLOW CHART OR PSEUDOCODE HERE AND REMOVE THIS TEXT. NO ADDITIONAL TEXT SHOULD BE ON THIS PAGE EXCEPT FOR TEXT IN A FLOWCHART OR PSEUDOCODE ALGORITHM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rundle</meta:initial-creator>
    <meta:editing-cycles>8</meta:editing-cycles>
    <meta:creation-date>2014-10-09T09:43:00</meta:creation-date>
    <dc:date>2015-10-28T22:37:33.917827881</dc:date>
    <meta:editing-duration>PT58S</meta:editing-duration>
    <meta:generator>LibreOffice/4.2.8.2$Linux_X86_64 LibreOffice_project/420m0$Build-2</meta:generator>
    <meta:document-statistic meta:table-count="0" meta:image-count="0" meta:object-count="0" meta:page-count="3" meta:paragraph-count="14" meta:word-count="262" meta:character-count="1378" meta:non-whitespace-character-count="1137"/>
    <meta:user-defined meta:name="AppVersion">14.0000</meta:user-defined>
    <meta:user-defined meta:name="Company">UO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